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.057cm" style:rel-column-width="4073*"/>
    </style:style>
    <style:style style:name="Table1.B" style:family="table-column">
      <style:table-column-properties style:column-width="11.344cm" style:rel-column-width="43730*"/>
    </style:style>
    <style:style style:name="Table1.C" style:family="table-column">
      <style:table-column-properties style:column-width="2.434cm" style:rel-column-width="9385*"/>
    </style:style>
    <style:style style:name="Table1.D" style:family="table-column">
      <style:table-column-properties style:column-width="2.164cm" style:rel-column-width="834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fo:font-size="10pt" fo:language="pt" fo:country="BR" fo:font-style="normal" style:font-size-asian="10pt" style:font-style-asian="normal" style:font-size-complex="10pt" style:font-style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WBS dictionary (Escola 1.0)</text:h>
      <text:h text:style-name="P2" text:outline-level="2">Objetivos</text:h>
      <text:p text:style-name="P3">Acompanha a estrutura analítica do projeto (ou WBS). Detalha cada elemento do WBS.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ID</text:p>
          </table:table-cell>
          <table:table-cell table:style-name="Table1.A1" office:value-type="string">
            <text:p text:style-name="P4">Nome/descrição</text:p>
          </table:table-cell>
          <table:table-cell table:style-name="Table1.A1" office:value-type="string">
            <text:p text:style-name="P4">Responsável</text:p>
          </table:table-cell>
          <table:table-cell table:style-name="Table1.D1" office:value-type="string">
            <text:p text:style-name="P4">Deadline</text:p>
          </table:table-cell>
        </table:table-row>
        <table:table-row>
          <table:table-cell table:style-name="Table1.A2" office:value-type="string">
            <text:p text:style-name="P5">S1</text:p>
          </table:table-cell>
          <table:table-cell table:style-name="Table1.A2" office:value-type="string">
            <text:p text:style-name="P6"><text:span text:style-name="T1">Modelo de domínio</text:span>. Diagramas de classe que cobrem todos os conceitos a serem manipulados pelo Escola 1.0. </text:p>
          </table:table-cell>
          <table:table-cell table:style-name="Table1.A2" office:value-type="string">
            <text:p text:style-name="P6">Hermes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S2</text:p>
          </table:table-cell>
          <table:table-cell table:style-name="Table1.A2" office:value-type="string">
            <text:p text:style-name="P6"><text:span text:style-name="T1">Projeto de Interação</text:span>. Definição do <text:span text:style-name="T2">look and feel </text:span><text:span text:style-name="T3">do Escola 1.0.</text:span></text:p>
          </table:table-cell>
          <table:table-cell table:style-name="Table1.A2" office:value-type="string">
            <text:p text:style-name="P6">João Marcos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S3.1</text:p>
          </table:table-cell>
          <table:table-cell table:style-name="Table1.A2" office:value-type="string">
            <text:p text:style-name="P6"><text:span text:style-name="T1">Documentação</text:span>. Documento que descreve a arquitetura a ser adotada pelo Escola 1.0. Deverá conter texto e diagramas que descrevam a organização do software do Escola 1.0. A norma internacional IEEE 1471 deverá orientar a definição deste documento.</text:p>
          </table:table-cell>
          <table:table-cell table:style-name="Table1.A2" office:value-type="string">
            <text:p text:style-name="P6">Paulo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S3.2</text:p>
          </table:table-cell>
          <table:table-cell table:style-name="Table1.A2" office:value-type="string">
            <text:p text:style-name="P6"><text:span text:style-name="T1">Projeto exemplo</text:span>. Código que ilustra a organização a ser adotada na implementação do Escola 1.0 deverá ser fornecido. Este código não tem a pretensão de oferecer funcionalidade relevante, mas deve ser o suficiente para <text:s/>exercitar toda a arquitetura de software proposta, ou seja, interface com o usuário, negócio, persistência e outras. Este projeto também inclui scripts e outros arquivos necessários para a compilação, execução e testes do código correspondente. A estrutura de diretórios também é uma informação a ser definida por este projeto exemplo. </text:p>
          </table:table-cell>
          <table:table-cell table:style-name="Table1.A2" office:value-type="string">
            <text:p text:style-name="P6">Paulo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I1</text:p>
          </table:table-cell>
          <table:table-cell table:style-name="Table1.A2" office:value-type="string">
            <text:p text:style-name="P6"><text:span text:style-name="T1">Documentação de Instalação</text:span>. Toda a documentação produzida para o responsável pela instalação de uma instância do Escola 1.0. Inclui passos necessários, configurações a serem realizadas e outros. </text:p>
          </table:table-cell>
          <table:table-cell table:style-name="Table1.A2" office:value-type="string">
            <text:p text:style-name="P6">Gustavo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I2</text:p>
          </table:table-cell>
          <table:table-cell table:style-name="Table1.A2" office:value-type="string">
            <text:p text:style-name="P6"><text:span text:style-name="T1">Software de instalação</text:span>. Todo o software necessário para apoiar diretamente a instalação do Escola 1.0 (scripts e outros).</text:p>
          </table:table-cell>
          <table:table-cell table:style-name="Table1.A2" office:value-type="string">
            <text:p text:style-name="P6">Gustavo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P1</text:p>
          </table:table-cell>
          <table:table-cell table:style-name="Table1.A2" office:value-type="string">
            <text:p text:style-name="P6"><text:span text:style-name="T1">Pessoas físicas e jurídicas</text:span>. Software que implementa as funcionalidades definidas no documento <text:span text:style-name="T2">Declaração de escopo (Escola 1.0). </text:span></text:p>
          </table:table-cell>
          <table:table-cell table:style-name="Table1.A2" office:value-type="string">
            <text:p text:style-name="P6">Gilmar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P2</text:p>
          </table:table-cell>
          <table:table-cell table:style-name="Table1.A2" office:value-type="string">
            <text:p text:style-name="P6"><text:span text:style-name="T1">Administração de curso</text:span>. Software que implementa as funcionalidades definidas no documento <text:span text:style-name="T2">Declaração de escopo (Escola 1.0). </text:span></text:p>
          </table:table-cell>
          <table:table-cell table:style-name="Table1.A2" office:value-type="string">
            <text:p text:style-name="P6">Fernando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P3</text:p>
          </table:table-cell>
          <table:table-cell table:style-name="Table1.A2" office:value-type="string">
            <text:p text:style-name="P6"><text:span text:style-name="T1">Notas e freqüências</text:span>. Software que implementa as funcionalidades definidas no documento <text:span text:style-name="T2">Declaração de escopo (Escola 1.0). </text:span></text:p>
          </table:table-cell>
          <table:table-cell table:style-name="Table1.A2" office:value-type="string">
            <text:p text:style-name="P6">Roberto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P4</text:p>
          </table:table-cell>
          <table:table-cell table:style-name="Table1.A2" office:value-type="string">
            <text:p text:style-name="P6"><text:span text:style-name="T1">Controle de acesso</text:span>. Software que implementa as funcionalidades definidas no documento <text:span text:style-name="T2">Declaração de escopo (Escola 1.0). </text:span></text:p>
          </table:table-cell>
          <table:table-cell table:style-name="Table1.A2" office:value-type="string">
            <text:p text:style-name="P6">Leandro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P5</text:p>
          </table:table-cell>
          <table:table-cell table:style-name="Table1.A2" office:value-type="string">
            <text:p text:style-name="P6"><text:span text:style-name="T1">Avaliação do corpo docente</text:span>. Software que implementa as funcionalidades definidas no documento <text:span text:style-name="T2">Declaração de escopo (Escola 1.0). </text:span></text:p>
          </table:table-cell>
          <table:table-cell table:style-name="Table1.A2" office:value-type="string">
            <text:p text:style-name="P6">Rodrigo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P6.1</text:p>
          </table:table-cell>
          <table:table-cell table:style-name="Table1.A2" office:value-type="string">
            <text:p text:style-name="P6"><text:span text:style-name="T1">Envio de email</text:span>. Recebe endereço de destino para o qual a mensagem recebida, também fornecida, será enviada. A mensagem pode ser texto simples ou em formato HTML. Neste último caso, deverá ser fornecido um <text:span text:style-name="T2">template</text:span><text:span text:style-name="T3">, configurável por instalação do Escola 1.0, a partir do qual a mensagem “final” será elaborada, conforme informações fornecidas na requisição de envio.</text:span></text:p>
          </table:table-cell>
          <table:table-cell table:style-name="Table1.A2" office:value-type="string">
            <text:p text:style-name="P6">Gérson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P6.2</text:p>
          </table:table-cell>
          <table:table-cell table:style-name="Table1.A2" office:value-type="string">
            <text:p text:style-name="P6"><text:span text:style-name="T1">Expressão de nota final</text:span>. Responsável por validar e executar expressões fornecidas para definição de como uma nota final será obtida em função de outras notas. A validação deve ser suficiente para facilitar informação a ser fornecida ao usuário. A execução da expressão deverá receber como entrada uma turma e um estudante da turma. De posse destas informações, a nota final deverá ser retornada ou a indicação de erro. </text:p>
          </table:table-cell>
          <table:table-cell table:style-name="Table1.A2" office:value-type="string">
            <text:p text:style-name="P6">Gérson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P6.3</text:p>
          </table:table-cell>
          <table:table-cell table:style-name="Table1.A2" office:value-type="string">
            <text:p text:style-name="P6"><text:span text:style-name="T1">Geração de relatórios</text:span>. Vários relatórios deverão ser produzidos em formato HTML e PDF. Para tal é necessário definir a formatação destes relatórios e a geração correspondente. A versão em PDF tem o propósito de facilitar a impressão e, portanto, não necessariamente correspondente à informação fornecida para o usuário ao interagir com o Escola 1.0.</text:p>
          </table:table-cell>
          <table:table-cell table:style-name="Table1.A2" office:value-type="string">
            <text:p text:style-name="P6">Yoshiyuki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G0</text:p>
          </table:table-cell>
          <table:table-cell table:style-name="Table1.A2" office:value-type="string">
            <text:p text:style-name="P6"><text:span text:style-name="T1">Reunião de abertura</text:span>. Reunião inicial (kickoff meeting) para definição das bases do projeto e noções da infra-estrutura a ser utilizada.</text:p>
          </table:table-cell>
          <table:table-cell table:style-name="Table1.A2" office:value-type="string">
            <text:p text:style-name="P6">Fábio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G1</text:p>
          </table:table-cell>
          <table:table-cell table:style-name="Table1.A2" office:value-type="string">
            <text:p text:style-name="P6">Infra-estrutura. </text:p>
          </table:table-cell>
          <table:table-cell table:style-name="Table1.A2" office:value-type="string">
            <text:p text:style-name="P6">Fábio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</table:table>
      <text:p text:style-name="P3"/>
      <text:p text:style-name="P7"/>
      <text:p text:style-name="P8">________________________________</text:p>
      <text:p text:style-name="P8">Fábio Nogueira de Lucena<text:line-break/>(gerente do projet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319cm" fo:margin-bottom="0.011cm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0.5pt" fo:font-style="italic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a a</meta:initial-creator>
    <meta:creation-date>2007-04-24T09:31:23</meta:creation-date>
    <dc:date>2007-05-19T19:39:53</dc:date>
    <meta:printed-by>a a</meta:printed-by>
    <meta:print-date>2007-05-07T15:01:23</meta:print-date>
    <dc:language>pt-BR</dc:language>
    <meta:editing-cycles>207</meta:editing-cycles>
    <meta:editing-duration>PT15H54M5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57" meta:word-count="541" meta:character-count="3577"/>
  </office:meta>
</office:document-meta>
</file>